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gr3" style:family="graphic" style:parent-style-name="standard">
      <style:graphic-properties draw:stroke="none" svg:stroke-color="#000000" draw:fill="none" draw:fill-color="#ffffff" fo:min-height="3.6cm"/>
    </style:style>
    <style:style style:name="P1" style:family="paragraph">
      <style:paragraph-properties fo:text-align="center"/>
    </style:style>
    <style:style style:name="P2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1.018cm" svg:y1="0.977cm" svg:x2="0.977cm" svg:y2="28.656cm" svg:d="M1018 977l-41 27679" svg:viewBox="0 0 42 27680">
          <text:p/>
        </draw:connector>
        <draw:connector draw:style-name="gr1" draw:text-style-name="P1" xml:id="id2" draw:id="id2" draw:layer="layout" draw:type="line" svg:x1="1.018cm" svg:y1="0.977cm" svg:x2="19.986cm" svg:y2="1.058cm" draw:start-shape="id1" draw:start-glue-point="2" svg:d="M1018 977l18968 81" svg:viewBox="0 0 18969 82">
          <text:p/>
        </draw:connector>
        <draw:connector draw:style-name="gr1" draw:text-style-name="P1" xml:id="id3" draw:id="id3" draw:layer="layout" draw:type="line" svg:x1="19.986cm" svg:y1="1.058cm" svg:x2="20.027cm" svg:y2="28.697cm" draw:start-shape="id2" draw:start-glue-point="3" svg:d="M19986 1058l41 27639" svg:viewBox="0 0 42 27640">
          <text:p/>
        </draw:connector>
        <draw:connector draw:style-name="gr1" draw:text-style-name="P1" draw:layer="layout" draw:type="line" svg:x1="0.977cm" svg:y1="28.656cm" svg:x2="13.026cm" svg:y2="28.697cm" draw:start-shape="id1" draw:start-glue-point="3" svg:d="M977 28656l12049 41" svg:viewBox="0 0 12050 42">
          <text:p/>
        </draw:connector>
        <draw:connector draw:style-name="gr1" draw:text-style-name="P1" draw:layer="layout" draw:type="line" svg:x1="20.027cm" svg:y1="28.697cm" svg:x2="16.038cm" svg:y2="28.656cm" draw:start-shape="id3" draw:start-glue-point="3" svg:d="M20027 28697l-3989-41" svg:viewBox="0 0 3990 42">
          <text:p/>
        </draw:connector>
        <draw:connector draw:style-name="gr1" draw:text-style-name="P1" draw:layer="layout" draw:type="line" svg:x1="13.026cm" svg:y1="29.552cm" svg:x2="13.026cm" svg:y2="27.028cm" svg:d="M13026 29552v-2524" svg:viewBox="0 0 1 2525">
          <text:p/>
        </draw:connector>
        <draw:connector draw:style-name="gr1" draw:text-style-name="P1" draw:layer="layout" draw:type="line" svg:x1="16.078cm" svg:y1="29.633cm" svg:x2="15.997cm" svg:y2="26.947cm" svg:d="M16078 29633l-81-2686" svg:viewBox="0 0 82 2687">
          <text:p/>
        </draw:connector>
        <draw:custom-shape draw:style-name="gr2" draw:text-style-name="P1" draw:layer="layout" svg:width="0.9cm" svg:height="1.3cm" svg:x="19.1cm" svg:y="19.9cm">
          <text:p text:style-name="P1">0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9.1cm" svg:y="19.9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18.2cm" svg:y="19.9cm">
          <text:p text:style-name="P1">22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1.2cm" svg:height="3.85cm" svg:x="4.6cm" svg:y="11.35cm">
          <draw:text-box>
            <text:p text:style-name="P2"><text:span text:style-name="T1">Sala of De d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7-05T11:13:22.263666860</meta:creation-date>
    <dc:date>2016-07-05T11:20:57.887622484</dc:date>
    <dc:creator>SD Canto</dc:creator>
    <meta:editing-duration>P0D</meta:editing-duration>
    <meta:editing-cycles>1</meta:editing-cycles>
    <meta:document-statistic meta:object-count="11"/>
    <meta:generator>LibreOffice/4.2.8.2$Linux_x86 LibreOffice_project/420m0$Build-2</meta:generator>
  </office:meta>
</office:document-meta>
</file>